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0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1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3">
            <text:p>違章建築拆除案件</text:p>
          </table:table-cell>
          <table:covered-table-cell table:number-columns-repeated="9"/>
          <table:table-cell table:number-columns-spanned="8" table:number-rows-spanned="1" table:style-name="ce65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0">
            <text:p>中華民國105年6月</text:p>
          </table:table-cell>
          <table:covered-table-cell table:number-columns-repeated="9"/>
          <table:table-cell office:value-type="string" table:number-columns-spanned="8" table:number-rows-spanned="1" table:style-name="ce68">
            <text:p><text:s text:c="8"/>June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7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6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6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7">
            <text:p>總計</text:p>
          </table:table-cell>
          <table:covered-table-cell/>
          <table:table-cell office:value-type="string" table:number-columns-spanned="3" table:number-rows-spanned="2" table:style-name="ce71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5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2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1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2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3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4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8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9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9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9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9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0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9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3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9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3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1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3">
            <text:p>本年度累計至本月底</text:p>
            <text:p>移送法辦數</text:p>
          </table:table-cell>
          <table:table-cell office:value-type="string" table:number-columns-spanned="1" table:number-rows-spanned="2" table:style-name="ce82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56970" table:style-name="ce11">
            <text:p><text:s/>656,970<text:s/></text:p>
          </table:table-cell>
          <table:table-cell office:value-type="float" office:value="2002" table:style-name="ce12">
            <text:p><text:s/>2,002<text:s/></text:p>
          </table:table-cell>
          <table:table-cell office:value-type="float" office:value="41070" table:style-name="ce12">
            <text:p><text:s/>41,0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601090" table:style-name="ce12">
            <text:p><text:s/>601,09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04" table:style-name="ce12">
            <text:p><text:s/>1,104<text:s/></text:p>
          </table:table-cell>
          <table:table-cell office:value-type="float" office:value="12260" table:style-name="ce12">
            <text:p><text:s/>12,260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31" table:style-name="ce12">
            <text:p><text:s/>331<text:s/></text:p>
          </table:table-cell>
          <table:table-cell office:value-type="float" office:value="3100" table:style-name="ce12">
            <text:p><text:s/>3,100<text:s/></text:p>
          </table:table-cell>
          <table:table-cell office:value-type="float" office:value="2550" table:style-name="ce12">
            <text:p><text:s/>2,550<text:s/></text:p>
          </table:table-cell>
          <table:table-cell office:value-type="float" office:value="550" table:style-name="ce12">
            <text:p><text:s/>550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5" table:style-name="ce12">
            <text:p><text:s/>5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6059" table:style-name="ce11">
            <text:p><text:s/>206,059<text:s/></text:p>
          </table:table-cell>
          <table:table-cell office:value-type="float" office:value="1100" table:style-name="ce12">
            <text:p><text:s/>1,10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9965" table:style-name="ce12">
            <text:p><text:s/>199,96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44" table:style-name="ce12">
            <text:p><text:s/>944<text:s/></text:p>
          </table:table-cell>
          <table:table-cell office:value-type="float" office:value="5184" table:style-name="ce12">
            <text:p><text:s/>5,18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985" table:style-name="ce12">
            <text:p><text:s/>985<text:s/></text:p>
          </table:table-cell>
          <table:table-cell office:value-type="float" office:value="910" table:style-name="ce12">
            <text:p><text:s/>910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924" table:style-name="ce11">
            <text:p><text:s/>84,924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261" table:style-name="ce12">
            <text:p><text:s/>77,26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915" table:style-name="ce12">
            <text:p><text:s/>9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353" table:style-name="ce12">
            <text:p><text:s/>353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3833" table:style-name="ce11">
            <text:p><text:s/>53,833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680" table:style-name="ce12">
            <text:p><text:s/>50,6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007" table:style-name="ce12">
            <text:p><text:s/>2,00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412" table:style-name="ce12">
            <text:p><text:s/>412<text:s/></text:p>
          </table:table-cell>
          <table:table-cell office:value-type="float" office:value="412" table:style-name="ce12">
            <text:p><text:s/>4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9770" table:style-name="ce11">
            <text:p><text:s/>69,770<text:s/></text:p>
          </table:table-cell>
          <table:table-cell office:value-type="float" office:value="249" table:style-name="ce12">
            <text:p><text:s/>249<text:s/></text:p>
          </table:table-cell>
          <table:table-cell office:value-type="float" office:value="18642" table:style-name="ce12">
            <text:p><text:s/>18,64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49840" table:style-name="ce12">
            <text:p><text:s/>49,8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016" table:style-name="ce12">
            <text:p><text:s/>1,0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437" table:style-name="ce12">
            <text:p><text:s/>437<text:s/></text:p>
          </table:table-cell>
          <table:table-cell office:value-type="float" office:value="272" table:style-name="ce12">
            <text:p><text:s/>272<text:s/></text:p>
          </table:table-cell>
          <table:table-cell office:value-type="float" office:value="165" table:style-name="ce12">
            <text:p><text:s/>16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6564" table:style-name="ce11">
            <text:p><text:s/>26,564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028" table:style-name="ce12">
            <text:p><text:s/>22,0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768" table:style-name="ce12">
            <text:p><text:s/>76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159" table:style-name="ce12">
            <text:p><text:s/>159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026" table:style-name="ce11">
            <text:p><text:s/>122,026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238" table:style-name="ce12">
            <text:p><text:s/>121,23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449" table:style-name="ce12">
            <text:p><text:s/>44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170" table:style-name="ce12">
            <text:p><text:s/>170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0572" table:style-name="ce11">
            <text:p><text:s/>90,572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10873" table:style-name="ce12">
            <text:p><text:s/>10,8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77390" table:style-name="ce12">
            <text:p><text:s/>77,39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878" table:style-name="ce12">
            <text:p><text:s/>1,878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498" table:style-name="ce12">
            <text:p><text:s/>498<text:s/></text:p>
          </table:table-cell>
          <table:table-cell office:value-type="float" office:value="431" table:style-name="ce12">
            <text:p><text:s/>431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342" table:style-name="ce13">
            <text:p><text:s/>3,342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53" table:style-name="ce14">
            <text:p><text:s/>1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7" table:style-name="ce14">
            <text:p><text:s/>2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958" table:style-name="ce13">
            <text:p><text:s/>6,958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232" table:style-name="ce14">
            <text:p><text:s/>5,2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15" table:style-name="ce14">
            <text:p><text:s/>51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03" table:style-name="ce14">
            <text:p><text:s/>103<text:s/></text:p>
          </table:table-cell>
          <table:table-cell office:value-type="float" office:value="103" table:style-name="ce14">
            <text:p><text:s/>1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673" table:style-name="ce13">
            <text:p><text:s/>2,673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09" table:style-name="ce14">
            <text:p><text:s/>2,60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5" table:style-name="ce14">
            <text:p><text:s/>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809" table:style-name="ce13">
            <text:p><text:s/>6,809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491" table:style-name="ce14">
            <text:p><text:s/>6,4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9" table:style-name="ce14">
            <text:p><text:s/>59<text:s/></text:p>
          </table:table-cell>
          <table:table-cell office:value-type="float" office:value="51" table:style-name="ce14">
            <text:p><text:s/>51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244" table:style-name="ce13">
            <text:p><text:s/>2,24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03" table:style-name="ce14">
            <text:p><text:s/>2,00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2" table:style-name="ce14">
            <text:p><text:s/>10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954" table:style-name="ce13">
            <text:p><text:s/>2,95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104" table:style-name="ce14">
            <text:p><text:s/>2,1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738" table:style-name="ce14">
            <text:p><text:s/>73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86" table:style-name="ce14">
            <text:p><text:s/>8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705" table:style-name="ce13">
            <text:p><text:s/>3,70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175" table:style-name="ce14">
            <text:p><text:s/>3,1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3" table:style-name="ce14">
            <text:p><text:s/>14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128" table:style-name="ce13">
            <text:p><text:s/>14,128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917" table:style-name="ce14">
            <text:p><text:s/>12,9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318" table:style-name="ce14">
            <text:p><text:s/>3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21" table:style-name="ce13">
            <text:p><text:s/>1,12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79" table:style-name="ce14">
            <text:p><text:s/>1,0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03" table:style-name="ce13">
            <text:p><text:s/>2,803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92" table:style-name="ce14">
            <text:p><text:s/>2,7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153" table:style-name="ce13">
            <text:p><text:s/>18,153<text:s/></text:p>
          </table:table-cell>
          <table:table-cell office:value-type="float" office:value="35" table:style-name="ce14">
            <text:p><text:s/>35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078" table:style-name="ce14">
            <text:p><text:s/>17,0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13" table:style-name="ce14">
            <text:p><text:s/>1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63" table:style-name="ce14">
            <text:p><text:s/>63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264" table:style-name="ce13">
            <text:p><text:s/>9,264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969" table:style-name="ce14">
            <text:p><text:s/>8,96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26" table:style-name="ce14">
            <text:p><text:s/>22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5" table:style-name="ce14">
            <text:p><text:s/>75<text:s/></text:p>
          </table:table-cell>
          <table:table-cell office:value-type="float" office:value="69" table:style-name="ce14">
            <text:p><text:s/>69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00" table:style-name="ce13">
            <text:p><text:s/>16,40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845" table:style-name="ce14">
            <text:p><text:s/>12,8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222" table:style-name="ce11">
            <text:p><text:s/>3,2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88" table:style-name="ce12">
            <text:p><text:s/>2,6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48" table:style-name="ce13">
            <text:p><text:s/>2,6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97" table:style-name="ce14">
            <text:p><text:s/>2,5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4" table:style-name="ce13">
            <text:p><text:s/>57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6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3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ohome</meta:initial-creator>
    <dc:creator> </dc:creator>
    <meta:creation-date>2003-10-23T06:49:28Z</meta:creation-date>
    <dc:date>2016-08-01T03:30:21Z</dc:date>
    <meta:print-date>2016-05-30T02:21:08Z</meta:print-date>
  </office:meta>
</office:document-meta>
</file>